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705cm"/>
        </style:tab-stops>
      </style:paragraph-properties>
      <style:text-properties officeooo:paragraph-rsid="0000e9cb"/>
    </style:style>
    <style:style style:name="P2" style:family="paragraph" style:parent-style-name="Standard">
      <style:paragraph-properties>
        <style:tab-stops>
          <style:tab-stop style:position="8.705cm"/>
        </style:tab-stops>
      </style:paragraph-properties>
      <style:text-properties officeooo:rsid="0000e9cb" officeooo:paragraph-rsid="0000e9cb"/>
    </style:style>
    <style:style style:name="P3" style:family="paragraph" style:parent-style-name="Standard">
      <style:paragraph-properties>
        <style:tab-stops>
          <style:tab-stop style:position="8.705cm"/>
        </style:tab-stops>
      </style:paragraph-properties>
      <style:text-properties fo:font-weight="bold" officeooo:paragraph-rsid="0000e9cb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8.705cm"/>
        </style:tab-stops>
      </style:paragraph-properties>
      <style:text-properties fo:font-size="20pt" fo:font-weight="bold" officeooo:paragraph-rsid="0000e9c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.705cm"/>
        </style:tab-stops>
      </style:paragraph-properties>
      <style:text-properties fo:font-size="20pt" fo:font-weight="normal" officeooo:paragraph-rsid="0000e9cb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8.705cm"/>
        </style:tab-stops>
      </style:paragraph-properties>
      <style:text-properties officeooo:paragraph-rsid="0000e9cb"/>
    </style:style>
    <style:style style:name="P7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fo:font-size="13pt" fo:font-weight="normal" officeooo:rsid="0001e567" officeooo:paragraph-rsid="0001e567" style:font-size-asian="13pt" style:font-weight-asian="normal" style:font-size-complex="13pt" style:font-weight-complex="normal"/>
    </style:style>
    <style:style style:name="P8" style:family="paragraph" style:parent-style-name="Standard">
      <loext:graphic-properties draw:fill="solid" draw:fill-color="#cccccc"/>
      <style:paragraph-properties fo:text-align="start" style:justify-single-word="false" fo:background-color="#cccccc">
        <style:tab-stops>
          <style:tab-stop style:position="8.705cm"/>
        </style:tab-stops>
      </style:paragraph-properties>
      <style:text-properties fo:font-size="13pt" fo:font-weight="bold" officeooo:rsid="0001e567" officeooo:paragraph-rsid="0001e567" style:font-size-asian="13pt" style:font-weight-asian="bold" style:font-size-complex="13pt" style:font-weight-complex="bold"/>
    </style:style>
    <style:style style:name="P9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fo:font-size="12pt" fo:font-weight="normal" officeooo:rsid="0001e567" officeooo:paragraph-rsid="0001e567" style:font-size-asian="12pt" style:font-weight-asian="normal" style:font-size-complex="12pt" style:font-weight-complex="normal"/>
    </style:style>
    <style:style style:name="P10" style:family="paragraph" style:parent-style-name="Footer">
      <style:text-properties officeooo:rsid="0010edde" officeooo:paragraph-rsid="0004c882"/>
    </style:style>
    <style:style style:name="P11" style:family="paragraph" style:parent-style-name="Footer">
      <style:text-properties fo:font-size="10pt" officeooo:rsid="0010edde" officeooo:paragraph-rsid="0004c882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8.705cm"/>
        </style:tab-stops>
      </style:paragraph-properties>
      <style:text-properties fo:font-weight="bold" officeooo:rsid="0000e9cb" officeooo:paragraph-rsid="0000e9cb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8.705cm"/>
        </style:tab-stops>
      </style:paragraph-properties>
      <style:text-properties fo:font-weight="bold" officeooo:rsid="0000e9cb" officeooo:paragraph-rsid="00037f3c" style:font-weight-asian="bold" style:font-weight-complex="bold"/>
    </style:style>
    <style:style style:name="P14" style:family="paragraph" style:parent-style-name="Standard">
      <loext:graphic-properties draw:fill="solid" draw:fill-color="#cccccc"/>
      <style:paragraph-properties fo:text-align="start" style:justify-single-word="false" fo:background-color="#cccccc">
        <style:tab-stops>
          <style:tab-stop style:position="8.705cm"/>
        </style:tab-stops>
      </style:paragraph-properties>
      <style:text-properties fo:font-weight="bold" officeooo:rsid="0001e567" officeooo:paragraph-rsid="00037f3c" style:font-weight-asian="bold" style:font-weight-complex="bold"/>
    </style:style>
    <style:style style:name="P15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fo:font-weight="bold" officeooo:rsid="0001e567" officeooo:paragraph-rsid="00037f3c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8.705cm"/>
        </style:tab-stops>
      </style:paragraph-properties>
      <style:text-properties fo:font-weight="bold" officeooo:paragraph-rsid="0000e9cb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8.705cm"/>
        </style:tab-stops>
      </style:paragraph-properties>
      <style:text-properties officeooo:rsid="0000e9cb" officeooo:paragraph-rsid="0000e9cb"/>
    </style:style>
    <style:style style:name="P18" style:family="paragraph" style:parent-style-name="Standard">
      <style:paragraph-properties>
        <style:tab-stops>
          <style:tab-stop style:position="8.705cm"/>
        </style:tab-stops>
      </style:paragraph-properties>
      <style:text-properties officeooo:rsid="0000e9cb" officeooo:paragraph-rsid="00037f3c"/>
    </style:style>
    <style:style style:name="P19" style:family="paragraph" style:parent-style-name="Standard">
      <style:paragraph-properties fo:text-align="end" style:justify-single-word="false">
        <style:tab-stops>
          <style:tab-stop style:position="8.705cm"/>
        </style:tab-stops>
      </style:paragraph-properties>
      <style:text-properties fo:font-size="13pt" fo:font-weight="normal" officeooo:rsid="0000e9cb" officeooo:paragraph-rsid="0000e9cb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8.705cm"/>
        </style:tab-stops>
      </style:paragraph-properties>
      <style:text-properties fo:font-size="13pt" fo:font-weight="normal" officeooo:rsid="0000e9cb" officeooo:paragraph-rsid="0000e9c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8.705cm"/>
        </style:tab-stops>
      </style:paragraph-properties>
      <style:text-properties fo:font-size="13pt" fo:font-weight="normal" officeooo:rsid="0001e567" officeooo:paragraph-rsid="0001e567" style:font-size-asian="13pt" style:font-weight-asian="normal" style:font-size-complex="13pt" style:font-weight-complex="normal"/>
    </style:style>
    <style:style style:name="P22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fo:font-size="13pt" fo:font-weight="normal" officeooo:rsid="0001e567" officeooo:paragraph-rsid="0001e567" style:font-size-asian="13pt" style:font-weight-asian="normal" style:font-size-complex="13pt" style:font-weight-complex="normal"/>
    </style:style>
    <style:style style:name="P23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fo:font-size="12pt" fo:font-weight="normal" officeooo:rsid="0001e567" officeooo:paragraph-rsid="0001e567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fo:font-size="12pt" fo:font-weight="normal" officeooo:rsid="0001e567" officeooo:paragraph-rsid="00037f3c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fo:font-size="12pt" fo:font-weight="normal" officeooo:rsid="0000e9cb" officeooo:paragraph-rsid="00037f3c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fo:font-size="12pt" fo:font-weight="normal" officeooo:rsid="00037f3c" officeooo:paragraph-rsid="00037f3c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8.705cm"/>
        </style:tab-stops>
      </style:paragraph-properties>
      <style:text-properties officeooo:paragraph-rsid="00037f3c"/>
    </style:style>
    <style:style style:name="P28" style:family="paragraph" style:parent-style-name="Standard">
      <style:paragraph-properties>
        <style:tab-stops>
          <style:tab-stop style:position="8.705cm"/>
        </style:tab-stops>
      </style:paragraph-properties>
      <style:text-properties officeooo:paragraph-rsid="00037f3c"/>
    </style:style>
    <style:style style:name="P29" style:family="paragraph" style:parent-style-name="Standard">
      <loext:graphic-properties draw:fill="solid" draw:fill-color="#ffffff"/>
      <style:paragraph-properties fo:margin-top="0.101cm" fo:margin-bottom="0.101cm" loext:contextual-spacing="false" fo:text-align="start" style:justify-single-word="false" fo:background-color="#ffffff">
        <style:tab-stops>
          <style:tab-stop style:position="8.705cm"/>
        </style:tab-stops>
      </style:paragraph-properties>
      <style:text-properties fo:font-size="12pt" style:text-underline-style="none" fo:font-weight="normal" officeooo:rsid="00037f3c" officeooo:paragraph-rsid="00037f3c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solid" draw:fill-color="#ffffff"/>
      <style:paragraph-properties fo:margin-top="0.101cm" fo:margin-bottom="0.101cm" loext:contextual-spacing="false" fo:text-align="start" style:justify-single-word="false" fo:background-color="#ffffff">
        <style:tab-stops>
          <style:tab-stop style:position="8.705cm"/>
        </style:tab-stops>
      </style:paragraph-properties>
      <style:text-properties officeooo:paragraph-rsid="00037f3c"/>
    </style:style>
    <style:style style:name="P31" style:family="paragraph" style:parent-style-name="Standard">
      <loext:graphic-properties draw:fill="solid" draw:fill-color="#ffffff"/>
      <style:paragraph-properties fo:margin-top="0.101cm" fo:margin-bottom="0.101cm" loext:contextual-spacing="false" fo:text-align="start" style:justify-single-word="false" fo:background-color="#ffffff">
        <style:tab-stops>
          <style:tab-stop style:position="8.705cm"/>
        </style:tab-stops>
      </style:paragraph-properties>
      <style:text-properties officeooo:rsid="00037f3c" officeooo:paragraph-rsid="00037f3c"/>
    </style:style>
    <style:style style:name="P32" style:family="paragraph">
      <loext:graphic-properties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0e9cb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00e9cb" style:font-size-asian="13pt" style:font-weight-asian="normal" style:font-size-complex="13pt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officeooo:rsid="00037f3c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37f3c" style:font-size-asian="12pt" style:font-weight-asian="normal" style:font-size-complex="12pt" style:font-weight-complex="normal"/>
    </style:style>
    <style:style style:name="T10" style:family="text">
      <style:text-properties fo:font-size="12pt" fo:font-weight="bold" officeooo:rsid="00037f3c" style:font-size-asian="12pt" style:font-weight-asian="bold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normal" officeooo:rsid="00037f3c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037f3c" style:font-size-asian="12pt" style:font-weight-asian="normal" style:font-size-complex="12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6be271" style:font-size-asian="10pt" style:font-size-complex="10pt"/>
    </style:style>
    <style:style style:name="T1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3.367cm" fo:min-width="17.14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 et adresse du client :</text:span><text:tab/><text:tab/><text:tab/><text:tab/><text:tab/><text:span text:style-name="T1">Projet :</text:span></text:p>
      <text:p text:style-name="P12"><text:s text:c="2"/>OC PIZZA<text:tab/><text:tab/><text:tab/><text:tab/><text:tab/> <text:s/>Digital OC Pizza</text:p>
      <text:p text:style-name="P2"><text:s text:c="2"/>21 rue de Paris<text:tab/><text:tab/><text:tab/><text:tab/><text:tab/> <text:s/>Ref. Interne : 20190909</text:p>
      <text:p text:style-name="P2"><text:s text:c="2"/>Paris<text:tab/><text:tab/><text:tab/><text:tab/><text:tab/> <text:s/>Ref. Client : 20190909</text:p>
      <text:p text:style-name="P1"/>
      <text:p text:style-name="P3"/>
      <text:p text:style-name="P3"/>
      <text:p text:style-name="P4">PROCÉS VERBAL DE LIVRAISON</text:p>
      <text:p text:style-name="P5"/>
      <text:p text:style-name="P6"><text:span text:style-name="T6"><text:tab/></text:span><text:span text:style-name="T4">Fait à Paris, le </text:span><text:span text:style-name="T5">23</text:span><text:span text:style-name="T4"> </text:span><text:span text:style-name="T5">avril</text:span><text:span text:style-name="T4"> 20</text:span><text:span text:style-name="T5">20</text:span></text:p>
      <text:p text:style-name="P19"/>
      <text:p text:style-name="P20"><text:s text:c="7"/>Objet : Digital OC Pizza - Livraison finale</text:p>
      <text:p text:style-name="P20"/>
      <text:p text:style-name="P21"/>
      <text:p text:style-name="P14"><text:span text:style-name="T3">L</text:span><text:span text:style-name="T2">ivrable<text:tab/>Dépôt<text:tab/><text:tab/><text:tab/><text:tab/><text:tab/>Version</text:span></text:p>
      <text:p text:style-name="P15"><text:span text:style-name="T4"/></text:p>
      <text:p text:style-name="P15"><text:span text:style-name="T8">Code source :<text:tab/></text:span><text:span text:style-name="T9">https://github.com/Silverawz/OCP8</text:span><text:span text:style-name="T8"><text:tab/> <text:s text:c="3"/>1,0</text:span></text:p>
      <text:p text:style-name="P9"/>
      <text:p text:style-name="P24">Documentation :<text:tab/><text:span text:style-name="T7">https://github.com/Silverawz/OCP8</text:span><text:tab/> <text:s text:c="3"/>1,0</text:p>
      <text:p text:style-name="P9"><text:s text:c="4"/>• document de spécifications fonctionnelles</text:p>
      <text:p text:style-name="P9"><text:s text:c="4"/>• document de conception technique</text:p>
      <text:p text:style-name="P9"><text:s text:c="4"/>• document d’exploitation</text:p>
      <text:p text:style-name="P7"/>
      <text:p text:style-name="P9">Domaine de déploiement :<text:tab/><text:tab/><text:a xlink:type="simple" xlink:href="http://www.ocpizza-webapp.fr/" text:style-name="Internet_20_link" text:visited-style-name="Visited_20_Internet_20_Link"><text:span text:style-name="T7">http://www.ocpizza-webapp.fr/</text:span></text:a><text:span text:style-name="T7"> <text:s text:c="13"/></text:span>1,0</text:p>
      <text:p text:style-name="P7"/>
      <text:p text:style-name="P7"/>
      <text:p text:style-name="P8">Détail de la livraison</text:p>
      <text:p text:style-name="P7"/>
      <text:p text:style-name="P9"><text:s text:c="3"/>• Livraison en environnement de recette le <text:s/>24/04/2020 </text:p>
      <text:p text:style-name="P9"><text:s text:c="3"/>• Livraison en environnement de production le 30/04/2020</text:p>
      <text:p text:style-name="P7"/>
      <text:p text:style-name="P8">Remarque</text:p>
      <text:p text:style-name="P7"/>
      <text:p text:style-name="P9">Attente de la mise en service du paiement électronique par le prestataire pour effectuer les tests en recette.</text:p>
      <text:p text:style-name="P7"/>
      <text:p text:style-name="P8">Actions à réaliser, mode opératoire</text:p>
      <text:p text:style-name="P7"/>
      <text:p text:style-name="P9">Lancer les scripts de mise à jour de la base de données fournis dans les livrables avant le déploiement de chaque nouvelle version.</text:p>
      <text:p text:style-name="P9"/>
      <text:p text:style-name="P9">Date de la livraison : 23/04/2020</text:p>
      <text:p text:style-name="P28"><text:span text:style-name="T1"/></text:p>
      <text:p text:style-name="P28"><text:soft-page-break/><text:span text:style-name="T1"/></text:p>
      <text:p text:style-name="P28"><text:span text:style-name="T1"/></text:p>
      <text:p text:style-name="P28"><text:span text:style-name="T1">Nom et adresse du client :</text:span><text:tab/><text:tab/><text:tab/><text:tab/><text:tab/><text:span text:style-name="T1">Projet :</text:span></text:p>
      <text:p text:style-name="P13"><text:s text:c="2"/>OC PIZZA<text:tab/><text:tab/><text:tab/><text:tab/><text:tab/> <text:s/>Digital OC Pizza</text:p>
      <text:p text:style-name="P18"><text:s text:c="2"/>21 rue de Paris<text:tab/><text:tab/><text:tab/><text:tab/><text:tab/> <text:s/>Ref. Interne : 20190909</text:p>
      <text:p text:style-name="P25"><text:s text:c="2"/>Paris<text:tab/><text:tab/><text:tab/><text:tab/><text:tab/> <text:s/>Ref. Client : 20190909</text:p>
      <text:p text:style-name="P25"/>
      <text:p text:style-name="P25"/>
      <text:p text:style-name="P27"><text:span text:style-name="T10">Date de réception</text:span><text:span text:style-name="T9"> : </text:span><text:span text:style-name="T11">____________________________________</text:span></text:p>
      <text:p text:style-name="P26"><text:span text:style-name="T1"/></text:p>
      <text:p text:style-name="P29"><text:s text:c="14"/>La réception est prononcée :</text:p>
      <text:p text:style-name="P30"><text:span text:style-name="T13"><text:s text:c="22"/>□ Sans réserve <text:s text:c="15"/>□ Avec réserve <text:s text:c="15"/>□ Refusée </text:span></text:p>
      <text:p text:style-name="P30"><draw:custom-shape text:anchor-type="paragraph" draw:z-index="0" draw:name="Forme1" draw:style-name="gr1" draw:text-style-name="P32" svg:width="17.146cm" svg:height="13.368cm" svg:x="0.302cm" svg:y="0.554cm"><text:p/><draw:enhanced-geometry svg:viewBox="0 0 21600 21600" draw:type="rectangle" draw:enhanced-path="M 0 0 L 21600 0 21600 21600 0 21600 0 0 Z N"/></draw:custom-shape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><text:s text:c="10"/>Fait à <text:s text:c="6"/>_____________________________________________ Pour OC PIZZA</text:span></text:p>
      <text:p text:style-name="P31"><text:span text:style-name="T12"><text:s text:c="10"/>Le <text:s text:c="11"/>_____________________________________________ </text:span><text:span text:style-name="T16">(Faire précéder du nom et prénom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10edde" officeooo:paragraph-rsid="0004c882" style:font-size-asian="10pt" style:font-size-complex="10pt"/>
    </style:style>
    <style:style style:name="MP2" style:family="paragraph" style:parent-style-name="Footer">
      <style:text-properties officeooo:rsid="0010edde" officeooo:paragraph-rsid="0004c882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6be27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#dee6ef" draw:fill="solid" draw:fill-color="#dee6e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OC pizza<text:tab/>21 rue de Paris <text:s text:c="3"/>tel : 0633445566 <text:s text:c="4"/>email : oc-pizza@pizza.fr<text:tab/></text:p>
        <text:p text:style-name="MP2"><text:a xlink:type="simple" xlink:href="http://www.oc-pizza.fr/" text:style-name="Internet_20_link" text:visited-style-name="Visited_20_Internet_20_Link"><text:span text:style-name="MT1">www.oc-pizza.fr</text:span></text:a><text:span text:style-name="MT1"> <text:s text:c="6"/>S.A.R.L au capital de 1€ enregistrée au RCS de Paris – SIREN 222 333 444 <text:s text:c="16"/></text:span><text:span text:style-name="MT2">Page </text:span><text:span text:style-name="MT2"><text:page-number text:select-page="current">2</text:page-number></text:span></text:p>
      </style:footer>
    </style:master-page>
    <style:master-page style:name="Footnote" style:page-layout-name="Mpm2"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5-11T15:45:58.224000000</dc:date>
    <meta:editing-duration>PT28M12S</meta:editing-duration>
    <meta:editing-cycles>4</meta:editing-cycles>
    <meta:document-statistic meta:table-count="0" meta:image-count="0" meta:object-count="0" meta:page-count="2" meta:paragraph-count="33" meta:word-count="236" meta:character-count="1763" meta:non-whitespace-character-count="1315"/>
  </office:meta>
</office:document-meta>
</file>